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" style:parent-style-name="Standard" style:family="paragraph">
      <style:paragraph-properties fo:line-height="120%"/>
      <style:text-properties fo:language="en" fo:country="US"/>
    </style:style>
    <style:style style:name="P4" style:parent-style-name="Standard" style:family="paragraph">
      <style:paragraph-properties fo:line-height="120%"/>
      <style:text-properties fo:language="en" fo:country="US"/>
    </style:style>
    <style:style style:name="P5" style:parent-style-name="Standard" style:family="paragraph">
      <style:paragraph-properties fo:line-height="120%"/>
      <style:text-properties fo:language="en" fo:country="US"/>
    </style:style>
    <style:style style:name="P6" style:parent-style-name="Standard" style:family="paragraph">
      <style:paragraph-properties fo:line-height="120%"/>
      <style:text-properties fo:language="en" fo:country="US"/>
    </style:style>
    <style:style style:name="P7" style:parent-style-name="Standard" style:family="paragraph">
      <style:paragraph-properties fo:line-height="120%"/>
      <style:text-properties fo:language="en" fo:country="US"/>
    </style:style>
    <style:style style:name="P8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" style:parent-style-name="Standard" style:family="paragraph">
      <style:paragraph-properties fo:line-height="120%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font-weight="bold" style:font-weight-asian="bold" fo:language="en" fo:country="US"/>
    </style:style>
    <style:style style:name="T16" style:parent-style-name="Absatz-Standardschriftart" style:family="text">
      <style:text-properties fo:language="en" fo:country="US"/>
    </style:style>
    <style:style style:name="P17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 fo:hyphenate="true"/>
    </style:style>
    <style:style style:name="P18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9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0" style:parent-style-name="Standard" style:family="paragraph">
      <style:paragraph-properties fo:line-height="120%"/>
    </style:style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font-weight="bold" style:font-weight-asian="bold" fo:language="en" fo:country="US"/>
    </style:style>
    <style:style style:name="T23" style:parent-style-name="Absatz-Standardschriftart" style:family="text">
      <style:text-properties fo:language="en" fo:country="US"/>
    </style:style>
    <style:style style:name="P24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5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6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8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" style:parent-style-name="Standard" style:family="paragraph">
      <style:paragraph-properties fo:line-height="120%"/>
      <style:text-properties fo:language="en" fo:country="US"/>
    </style:style>
    <style:style style:name="P30" style:parent-style-name="Standard" style:family="paragraph">
      <style:paragraph-properties fo:line-height="120%"/>
      <style:text-properties fo:language="en" fo:country="US"/>
    </style:style>
    <style:style style:name="P31" style:parent-style-name="Standard" style:family="paragraph">
      <style:paragraph-properties fo:line-height="120%"/>
      <style:text-properties fo:language="en" fo:country="US"/>
    </style:style>
    <style:style style:name="P32" style:parent-style-name="Standard" style:family="paragraph">
      <style:paragraph-properties fo:line-height="120%"/>
      <style:text-properties fo:language="en" fo:country="US"/>
    </style:style>
    <style:style style:name="P33" style:parent-style-name="Standard" style:family="paragraph">
      <style:paragraph-properties fo:line-height="120%"/>
      <style:text-properties fo:language="en" fo:country="US"/>
    </style:style>
    <style:style style:name="P34" style:parent-style-name="Standard" style:family="paragraph">
      <style:paragraph-properties fo:line-height="120%"/>
      <style:text-properties fo:language="en" fo:country="US"/>
    </style:style>
    <style:style style:name="P35" style:parent-style-name="Standard" style:family="paragraph">
      <style:paragraph-properties fo:line-height="120%"/>
      <style:text-properties fo:language="en" fo:country="US"/>
    </style:style>
    <style:style style:name="P36" style:parent-style-name="Standard" style:family="paragraph">
      <style:paragraph-properties fo:line-height="120%"/>
      <style:text-properties fo:font-weight="bold" style:font-weight-asian="bold" style:font-weight-complex="bold" fo:language="en" fo:country="US"/>
    </style:style>
    <style:style style:name="P37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8" style:parent-style-name="Standard" style:family="paragraph">
      <style:paragraph-properties fo:line-height="120%"/>
      <style:text-properties fo:language="en" fo:country="US"/>
    </style:style>
    <style:style style:name="P39" style:parent-style-name="Standard" style:family="paragraph">
      <style:paragraph-properties fo:line-height="120%"/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paragraph-properties fo:text-indent="0.3937in"/>
      <style:text-properties style:font-name="Courier New" fo:font-size="10pt" style:font-size-asian="10pt" style:font-size-complex="10pt" fo:language="en" fo:country="US"/>
    </style:style>
    <style:style style:name="P42" style:parent-style-name="Standard" style:family="paragraph">
      <style:paragraph-properties fo:text-indent="0.3937in"/>
      <style:text-properties style:font-name="Courier New" fo:font-size="10pt" style:font-size-asian="10pt" style:font-size-complex="10pt" fo:language="en" fo:country="US"/>
    </style:style>
    <style:style style:name="P43" style:parent-style-name="Standard" style:family="paragraph">
      <style:paragraph-properties fo:text-indent="0.3937in"/>
      <style:text-properties style:font-name="Courier New" fo:font-size="10pt" style:font-size-asian="10pt" style:font-size-complex="10pt" fo:language="en" fo:country="US"/>
    </style:style>
    <style:style style:name="P44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font-weight="bold" style:font-weight-asian="bold" style:font-weight-complex="bold"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paragraph-properties fo:break-before="page"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4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5" style:parent-style-name="Standard" style:family="paragraph">
      <style:paragraph-properties fo:line-height="12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6" style:parent-style-name="Standard" style:family="paragraph">
      <style:paragraph-properties fo:line-height="120%"/>
      <style:text-properties fo:language="en" fo:country="US"/>
    </style:style>
    <style:style style:name="P57" style:parent-style-name="Standard" style:family="paragraph">
      <style:paragraph-properties fo:line-height="120%"/>
      <style:text-properties fo:language="en" fo:country="US"/>
    </style:style>
    <style:style style:name="P58" style:parent-style-name="Standard" style:family="paragraph">
      <style:paragraph-properties fo:line-height="120%"/>
      <style:text-properties fo:language="en" fo:country="US"/>
    </style:style>
    <style:style style:name="P59" style:parent-style-name="Standard" style:family="paragraph">
      <style:paragraph-properties fo:line-height="120%"/>
      <style:text-properties fo:font-weight="bold" style:font-weight-asian="bold" style:font-weight-complex="bold" fo:language="en" fo:country="US"/>
    </style:style>
    <style:style style:name="P60" style:parent-style-name="Standard" style:family="paragraph">
      <style:paragraph-properties fo:line-height="120%"/>
      <style:text-properties fo:language="en" fo:country="US"/>
    </style:style>
    <style:style style:name="P61" style:parent-style-name="Standard" style:family="paragraph">
      <style:paragraph-properties fo:line-height="120%"/>
      <style:text-properties style:text-underline-type="single" style:text-underline-style="solid" style:text-underline-width="auto" style:text-underline-mode="continuous" fo:language="en" fo:country="US"/>
    </style:style>
    <style:style style:name="P62" style:parent-style-name="Standard" style:family="paragraph">
      <style:paragraph-properties fo:line-height="120%"/>
      <style:text-properties fo:language="en" fo:country="US"/>
    </style:style>
    <style:style style:name="P63" style:parent-style-name="Standard" style:family="paragraph">
      <style:paragraph-properties fo:line-height="120%"/>
    </style:style>
    <style:style style:name="T64" style:parent-style-name="Absatz-Standardschriftart" style:family="text">
      <style:text-properties fo:language="en" fo:country="US"/>
    </style:style>
    <style:style style:name="T65" style:parent-style-name="Absatz-Standardschriftart" style:family="text">
      <style:text-properties fo:language="en" fo:country="US"/>
    </style:style>
    <style:style style:name="T66" style:parent-style-name="Absatz-Standardschriftart" style:family="text">
      <style:text-properties style:font-name="Courier New" fo:font-size="10pt" style:font-size-asian="10pt" style:font-size-complex="10pt" fo:language="en" fo:country="US"/>
    </style:style>
    <style:style style:name="T67" style:parent-style-name="Absatz-Standardschriftart" style:family="text">
      <style:text-properties fo:language="en" fo:country="US"/>
    </style:style>
    <style:style style:name="P68" style:parent-style-name="Standard" style:family="paragraph">
      <style:paragraph-properties fo:line-height="120%"/>
      <style:text-properties fo:language="en" fo:country="US"/>
    </style:style>
    <style:style style:name="P69" style:parent-style-name="Standard" style:family="paragraph">
      <style:paragraph-properties fo:line-height="120%"/>
      <style:text-properties fo:language="en" fo:country="US"/>
    </style:style>
    <style:style style:name="P70" style:parent-style-name="Standard" style:family="paragraph">
      <style:paragraph-properties fo:line-height="120%"/>
      <style:text-properties fo:font-weight="bold" style:font-weight-asian="bold" style:font-weight-complex="bold" fo:language="en" fo:country="US"/>
    </style:style>
    <style:style style:name="P71" style:parent-style-name="Standard" style:family="paragraph">
      <style:paragraph-properties fo:line-height="120%"/>
      <style:text-properties fo:language="en" fo:country="US"/>
    </style:style>
    <style:style style:name="P72" style:parent-style-name="Standard" style:family="paragraph">
      <style:paragraph-properties fo:line-height="120%"/>
      <style:text-properties style:text-underline-type="single" style:text-underline-style="solid" style:text-underline-width="auto" style:text-underline-mode="continuous" fo:language="en" fo:country="US"/>
    </style:style>
    <style:style style:name="P73" style:parent-style-name="Standard" style:family="paragraph">
      <style:paragraph-properties fo:line-height="120%"/>
    </style:style>
    <style:style style:name="T74" style:parent-style-name="Absatz-Standardschriftart" style:family="text">
      <style:text-properties fo:language="en" fo:country="US"/>
    </style:style>
    <style:style style:name="T75" style:parent-style-name="Absatz-Standardschriftart" style:family="text">
      <style:text-properties style:font-name="Courier New" fo:font-size="10pt" style:font-size-asian="10pt" style:font-size-complex="10pt" fo:language="en" fo:country="US"/>
    </style:style>
    <style:style style:name="T76" style:parent-style-name="Absatz-Standardschriftart" style:family="text">
      <style:text-properties style:font-name="Courier New" fo:font-size="10pt" style:font-size-asian="10pt" style:font-size-complex="10pt" fo:language="en" fo:country="US"/>
    </style:style>
    <style:style style:name="T77" style:parent-style-name="Absatz-Standardschriftart" style:family="text">
      <style:text-properties fo:language="en" fo:country="US"/>
    </style:style>
    <style:style style:name="P78" style:parent-style-name="Standard" style:family="paragraph">
      <style:paragraph-properties fo:line-height="120%"/>
    </style:style>
    <style:style style:name="T79" style:parent-style-name="Absatz-Standardschriftart" style:family="text">
      <style:text-properties fo:language="en" fo:country="US"/>
    </style:style>
    <style:style style:name="T80" style:parent-style-name="Absatz-Standardschriftart" style:family="text">
      <style:text-properties style:font-name="Courier New" fo:font-size="10pt" style:font-size-asian="10pt" style:font-size-complex="10pt" fo:language="en" fo:country="US"/>
    </style:style>
    <style:style style:name="T81" style:parent-style-name="Absatz-Standardschriftart" style:family="text">
      <style:text-properties fo:language="en" fo:country="US"/>
    </style:style>
    <style:style style:name="P82" style:parent-style-name="Standard" style:family="paragraph">
      <style:paragraph-properties fo:line-height="120%"/>
    </style:style>
    <style:style style:name="P83" style:parent-style-name="Standard" style:family="paragraph">
      <style:paragraph-properties fo:line-height="120%"/>
    </style:style>
  </office:automatic-styles>
  <office:body>
    <office:text text:use-soft-page-breaks="true">
      <text:p text:style-name="P1">EMERGENCY 5 v4.0.1 Notes</text:p>
      <text:p text:style-name="P2"/>
      <text:p text:style-name="P3">When migrating mod plugin projects, please note that there is a new preprocessor define ENDUSER that needs to be set in order to avoid compiler errors.</text:p>
      <text:p text:style-name="P4"/>
      <text:p text:style-name="P5">You should not need to take any actions, as this define is automatically added by using the property sheet “plugin_api/build/visual_studio_property_sheets/qsf_shared_macros.props”, which is used by the sample mod plugins and mod template, and all mod projects originated from them.</text:p>
      <text:p text:style-name="P6"/>
      <text:p text:style-name="P7">Just in case you get compiler errors hinting towards ENDUSER not defined, make sure to add ENDUSER yourself to “Configuration Properties -&gt; C/C++ -&gt; Preprocessor -&gt; Preprocessor Definitions” in the plugin’s project setting of Visual Studio.</text:p>
      <text:p text:style-name="P8"/>
      <text:p text:style-name="P9"/>
      <text:p text:style-name="P10">EMERGENCY 5 v3.0.2 Notes</text:p>
      <text:p text:style-name="P11"/>
      <text:p text:style-name="P12"><text:span text:style-name="T13">For Version 3.0.2, we recommend to use</text:span><text:span text:style-name="T14"><text:s/>Visual Studio 2015<text:s/></text:span><text:span text:style-name="T15">Update 3</text:span><text:span text:style-name="T16">.</text:span></text:p>
      <text:p text:style-name="P17"/>
      <text:soft-page-break/>
      <text:p text:style-name="P18">EMERGENCY 5 v2.1.0 Notes</text:p>
      <text:p text:style-name="P19"/>
      <text:p text:style-name="P20"><text:span text:style-name="T21">Version 2.1.0 requires Visual Studio 2015<text:s/></text:span><text:span text:style-name="T22">Update 2</text:span><text:span text:style-name="T23"><text:s/>or higher.</text:span></text:p>
      <text:p text:style-name="P24"/>
      <text:p text:style-name="P25"/>
      <text:p text:style-name="P26">Migration of mod plugin projects from EMERGENCY 5 v1.4 to 2.0</text:p>
      <text:p text:style-name="P27">Troubleshooting</text:p>
      <text:p text:style-name="P28"/>
      <text:p text:style-name="P29">As all major updates, EMERGENCY 5 version 2.0.1 requires mod plugins to be rebuilt to link against the updated SDK for this update version, to avoid errors when starting the game with an out-dated mod plugin.</text:p>
      <text:p text:style-name="P30"/>
      <text:p text:style-name="P31">Plugins built with this SDK are compatible with EMERGENCY 5 and EMERGENCY 2016 version 2.0.1.</text:p>
      <text:p text:style-name="P32"/>
      <text:p text:style-name="P33">There<text:s/>are some known issues when migrating a mod plugin Visual Studio project to be compatible with EMERGENCY 5 SDK 2.0:</text:p>
      <text:p text:style-name="P34"/>
      <text:p text:style-name="P35"/>
      <text:p text:style-name="P36">a) Changes to Visual Studio solution and projects</text:p>
      <text:p text:style-name="P37"/>
      <text:p text:style-name="P38">Version 2.0.1 is built with Visual Studio 2015 now. That means you have to download and<text:s/>install Visual Studio 2015 from Microsoft, and then upgrade your solution and projects.</text:p>
      <text:p text:style-name="P39"/>
      <text:p text:style-name="P40">You can easily upgrade the solution by opening it with a text editor and replacing the first lines with:</text:p>
      <text:p text:style-name="P41">Microsoft Visual Studio Solution File, Format Version 12.00</text:p>
      <text:p text:style-name="P42">#<text:s/>Visual Studio 14</text:p>
      <text:p text:style-name="P43">VisualStudioVersion = 14.0.23107.0</text:p>
      <text:p text:style-name="P44"/>
      <text:p text:style-name="P45">Visual Studio can upgrade the projects itself after opening the solution.</text:p>
      <text:p text:style-name="P46"/>
      <text:p text:style-name="P47"/>
      <text:p text:style-name="P48">b) Changes in plugin Main.cpp</text:p>
      <text:p text:style-name="P49"/>
      <text:p text:style-name="P50">Plugins' Main.cpp function „CreatePluginInstance“ must be renamed to „CreatePluginInstance_&lt;name&gt;“ with &lt;name&gt; representing the plugin's name – which is usually the name of the Visual Studio project.</text:p>
      <text:p text:style-name="P51"/>
      <text:p text:style-name="P52"/>
      <text:soft-page-break/>
      <text:p text:style-name="P53">Migration of mod plugin projects from EMERGENCY 5 v1.3 to 1.4</text:p>
      <text:p text:style-name="P54">Troubleshooting</text:p>
      <text:p text:style-name="P55"/>
      <text:p text:style-name="P56">There are some known issues when migrating a mod plugin Visual Studio project to be compatible with EMERGENCY 5 SDK 1.4:</text:p>
      <text:p text:style-name="P57"/>
      <text:p text:style-name="P58"/>
      <text:p text:style-name="P59">a) Changes to Visual Studio project properties</text:p>
      <text:p text:style-name="P60"/>
      <text:p text:style-name="P61">Avoiding „LINK : fatal error LNK1104: cannot open file 'libboost_thread-vc120-mt-1_57.lib'“</text:p>
      <text:list text:style-name="LFO1" text:continue-numbering="true">
        <text:list-item>
          <text:p text:style-name="P62">Open your mod plugin project's properties in Visual Studio.</text:p>
        </text:list-item>
        <text:list-item>
          <text:p text:style-name="P63"><text:span text:style-name="T64">Go<text:s/></text:span><text:span text:style-name="T65">to „C/C++“ → „Preprocessor“ → „Preprocessor Definitions“ and add the entry<text:s/></text:span><text:span text:style-name="T66">BOOST_AUTO_LINK_TAGGED<text:s/></text:span><text:span text:style-name="T67">to the semicolon-separated list of definitions.</text:span></text:p>
        </text:list-item>
      </text:list>
      <text:p text:style-name="P68"/>
      <text:p text:style-name="P69"/>
      <text:p text:style-name="P70">b) Changes to the source code</text:p>
      <text:p text:style-name="P71"/>
      <text:p text:style-name="P72">To avoid compile errors in CAMP metaclass export:</text:p>
      <text:list text:style-name="LFO2" text:continue-numbering="true">
        <text:list-item>
          <text:p text:style-name="P73"><text:span text:style-name="T74">You should include<text:s/></text:span><text:span text:style-name="T75">&lt;em5/ref</text:span><text:span text:style-name="T76">lection/CampDefines.h&gt;</text:span><text:span text:style-name="T77"><text:s/>in your plugin.cpp, if it isn't already there.</text:span></text:p>
        </text:list-item>
        <text:list-item>
          <text:p text:style-name="P78"><text:span text:style-name="T79">The method<text:s/></text:span><text:span text:style-name="T80">camp::Class::declare</text:span><text:span text:style-name="T81"><text:s/>with one parameter has been dropped.<text:s/></text:span>Just remove the parameter if you used that one.</text:p>
        </text:list-item>
      </text:list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endel</dc:creator>
    <meta:creation-date>2015-07-26T20:03:00Z</meta:creation-date>
    <dc:date>2017-08-24T11:43:00Z</dc:date>
    <meta:template xlink:href="Normal.dotm" xlink:type="simple"/>
    <meta:editing-cycles>8</meta:editing-cycles>
    <meta:editing-duration>PT0S</meta:editing-duration>
    <meta:document-statistic meta:page-count="3" meta:paragraph-count="5" meta:word-count="411" meta:character-count="3000" meta:row-count="21" meta:non-whitespace-character-count="2594"/>
  </office:meta>
</office:document-meta>
</file>